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TEX</text:p>
      <text:p text:style-name="Standard">https://pt.wikibooks.org/wiki/Latex<text:line-break/><text:line-break/>pdflatex file.tex<text:tab/><text:tab/><text:tab/><text:tab/><text:tab/>Compila <text:s/>e saida é pdf</text:p>
      <text:p text:style-name="Standard">evince <text:tab/>file.pdf<text:tab/> <text:tab/><text:tab/><text:tab/><text:tab/><text:tab/>Visualiza pdf</text:p>
      <text:p text:style-name="Standard"/>
      <text:p text:style-name="Standard">\documentclass[12pt, a4paper,final] {article}<text:tab/>Para iniciar, antes do \begin</text:p>
      <text:p text:style-name="Standard"/>
      <text:p text:style-name="Standard">\usepackage[brazil]{babel}<text:tab/><text:tab/><text:tab/><text:tab/>Define padrões para o documento</text:p>
      <text:p text:style-name="Standard">\usepackage{t1enc}</text:p>
      <text:p text:style-name="Standard">\usepackage{graphicx}</text:p>
      <text:p text:style-name="Standard">\usepackage{color}</text:p>
      <text:p text:style-name="Standard"/>
      <text:p text:style-name="Standard">\usepackage[latin1] {inputenc}</text:p>
      <text:p text:style-name="Standard"/>
      <text:p text:style-name="Standard"/>
      <text:p text:style-name="Standard">\pagestyle {empty}</text:p>
      <text:p text:style-name="Standard">\title{título}</text:p>
      <text:p text:style-name="Standard">\author {nome}</text:p>
      <text:p text:style-name="Standard"/>
      <text:p text:style-name="Standard">\begin {document}<text:tab/><text:tab/><text:tab/><text:tab/><text:tab/>Inicia o documento</text:p>
      <text:p text:style-name="Standard">\make title<text:tab/><text:tab/><text:tab/><text:tab/><text:tab/><text:tab/>Faz uma página de título</text:p>
      <text:p text:style-name="Standard">\begin {abstract}</text:p>
      <text:p text:style-name="Standard">\end {abstract}</text:p>
      <text:p text:style-name="Standard">…</text:p>
      <text:p text:style-name="Standard">\end{document}</text:p>
      <text:p text:style-name="Standard"/>
      <text:p text:style-name="Standard"/>
      <text:p text:style-name="Standard">\section{nomedaseção}<text:tab/><text:tab/><text:tab/><text:tab/>Seções dentro do documento</text:p>
      <text:p text:style-name="Standard">…</text:p>
      <text:p text:style-name="Standard">\end{nomedaseção}</text:p>
      <text:p text:style-name="Standard"/>
      <text:p text:style-name="Standard"/>
      <text:p text:style-name="Standard">\begin{enumerate}<text:tab/><text:tab/><text:tab/><text:tab/><text:tab/>Iniciar lista numerada</text:p>
      <text:p text:style-name="Standard">\item{primeiro}</text:p>
      <text:p text:style-name="Standard">\item{segundo}</text:p>
      <text:p text:style-name="Standard">\item{etc}</text:p>
      <text:p text:style-name="Standard">\end{enumerate}</text:p>
      <text:p text:style-name="Standard"/>
      <text:p text:style-name="Standard">\begin{verbatim}<text:tab/><text:tab/><text:tab/><text:tab/><text:tab/>Iniciar texto ignorando a formatação</text:p>
      <text:p text:style-name="Standard">… </text:p>
      <text:p text:style-name="Standard">ignora formatação e usa como texto normal</text:p>
      <text:p text:style-name="Standard">…</text:p>
      <text:p text:style-name="Standard">\end{verbatim}</text:p>
      <text:p text:style-name="Standard"/>
      <text:p text:style-name="Standard"/>
      <text:p text:style-name="Standard"/>
      <text:p text:style-name="Standard">%<text:tab/><text:tab/><text:tab/><text:tab/><text:tab/><text:tab/>Comentários</text:p>
      <text:p text:style-name="Standard"/>
      <text:p text:style-name="Standard"><text:soft-page-break/>Testar tamanho de fontes </text:p>
      <text:p text:style-name="Standard"/>
      <text:p text:style-name="Standard">\small</text:p>
      <text:p text:style-name="Standard">\large</text:p>
      <text:p text:style-name="Standard">http://www.combinatorics.net/weblib/options/style.html</text:p>
      <text:p text:style-name="Standard"/>
      <text:p text:style-name="Standard">Escrever um título e testar </text:p>
      <text:p text:style-name="Standard">\bf (negrito)</text:p>
      <text:p text:style-name="Standard">\it (italico)</text:p>
      <text:p text:style-name="Standard">\vspace{1cm}</text:p>
      <text:p text:style-name="Standard">\newpage</text:p>
      <text:p text:style-name="Standard"/>
      <text:p text:style-name="Standard">Testar </text:p>
      <text:p text:style-name="Standard">begin{verbatim … <text:s/>\end</text:p>
      <text:p text:style-name="Standard"/>
      <text:p text:style-name="Standard">Fazer lista de itens</text:p>
      <text:p text:style-name="Standard"/>
      <text:p text:style-name="Standard">Transformar a lista numa lista numerada</text:p>
      <text:p text:style-name="Standard"/>
      <text:p text:style-name="Standard">Testar fórmulas </text:p>
      <text:p text:style-name="Standard">https://www.codecogs.com/latex/eqneditor.php</text:p>
      <text:p text:style-name="Standard"/>
      <text:p text:style-name="Standard">Fazer uma tabela 2x2 com títulos no cabeçalho</text:p>
      <text:p text:style-name="Standard"/>
      <text:p text:style-name="Standard">Inserir referências bibliográf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3-21T15:42:33</meta:creation-date>
    <meta:generator>LibreOffice/3.5$Linux_X86_64 LibreOffice_project/350m1$Build-2</meta:generator>
    <dc:date>2016-03-21T17:16:48</dc:date>
    <dc:creator>Cristiane Oliveira</dc:creator>
    <meta:editing-duration>PT38M45S</meta:editing-duration>
    <meta:editing-cycles>3</meta:editing-cycles>
    <meta:document-statistic meta:table-count="0" meta:image-count="0" meta:object-count="0" meta:page-count="2" meta:paragraph-count="49" meta:word-count="134" meta:character-count="1215" meta:non-whitespace-character-count="1079"/>
  </office:meta>
</office:document-meta>
</file>